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13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106"/>
    <style:style style:name="ce4" style:family="table-cell" style:parent-style-name="Default" style:data-style-name="N117"/>
  </office:automatic-styles>
  <office:body>
    <office:spreadsheet>
      <table:calculation-settings table:automatic-find-label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R203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mAh</text:p>
          </table:table-cell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LED-on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On-time per thr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umber of throws</text:p>
          </table:table-cell>
          <table:table-cell table:formula="of:=[.B1]/([.B3]*([.B4]/3600))" office:value-type="float" office:value="132000" calcext:value-type="float">
            <text:p>132000</text:p>
          </table:table-cell>
          <table:table-cell/>
        </table:table-row>
        <table:table-row table:style-name="ro1">
          <table:table-cell office:value-type="string" calcext:value-type="string">
            <text:p>Total on-time</text:p>
          </table:table-cell>
          <table:table-cell table:formula="of:=[.B4]*[.B5]/3600" office:value-type="float" office:value="110" calcext:value-type="float">
            <text:p>110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le current</text:p>
          </table:table-cell>
          <table:table-cell table:style-name="ce3" table:formula="of:=0.00000016*1000" office:value-type="float" office:value="0.00016" calcext:value-type="float">
            <text:p>160,00E-06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Lifespan</text:p>
          </table:table-cell>
          <table:table-cell table:style-name="ce4" table:formula="of:=[.B1]/[.B8]/24/365" office:value-type="float" office:value="156.963470319635" calcext:value-type="float">
            <text:p>157,0</text:p>
          </table:table-cell>
          <table:table-cell office:value-type="string" calcext:value-type="string">
            <text:p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.00.0000</text:date>, <text:time style:data-style-name="N2" text:time-value="22:28:12.255199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53:12.168839279</meta:creation-date>
    <dc:date>2017-09-09T22:30:19.911035426</dc:date>
    <meta:editing-duration>PT46M59S</meta:editing-duration>
    <meta:editing-cycles>6</meta:editing-cycles>
    <meta:generator>LibreOffice/5.1.6.2$Linux_X86_64 LibreOffice_project/10m0$Build-2</meta:generator>
    <meta:document-statistic meta:table-count="1" meta:cell-count="20" meta:object-count="0"/>
  </office:meta>
</office:document-meta>
</file>